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Slika koke -<text:s/>https://unsplash.com/photos/rooster-and-chickens-free-range-and-hens-NUHQNbgLcmc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hr" fo:country="HR" style:language-asian="en" style:country-asian="US" style:language-complex="ar" style:country-complex="SA" style:text-combine="none" fo:hyphenate="true"/>
    </style:default-style>
    <style:style style:name="Naslov1" style:display-name="Naslov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Naslov2" style:display-name="Naslov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aslov3" style:display-name="Naslov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Naslov4" style:display-name="Naslov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Naslov5" style:display-name="Naslov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Naslov6" style:display-name="Naslov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slov7" style:display-name="Naslov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slov8" style:display-name="Naslov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slov9" style:display-name="Naslov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Zadanifontodlomka" style:display-name="Zadani font odlomka" style:family="text"/>
    <style:style style:name="Naslov1Char" style:display-name="Naslov 1 Char" style:family="text" style:parent-style-name="Zadanifontodlomka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Naslov2Char" style:display-name="Naslov 2 Char" style:family="text" style:parent-style-name="Zadanifontodlomka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aslov3Char" style:display-name="Naslov 3 Char" style:family="text" style:parent-style-name="Zadanifontodlomka">
      <style:text-properties style:font-name-asian="Times New Roman" style:font-name-complex="Times New Roman" fo:color="#2F5496" fo:font-size="14pt" style:font-size-asian="14pt" style:font-size-complex="14pt"/>
    </style:style>
    <style:style style:name="Naslov4Char" style:display-name="Naslov 4 Char" style:family="text" style:parent-style-name="Zadanifontodlomka">
      <style:text-properties style:font-name-asian="Times New Roman" style:font-name-complex="Times New Roman" fo:font-style="italic" style:font-style-asian="italic" style:font-style-complex="italic" fo:color="#2F5496"/>
    </style:style>
    <style:style style:name="Naslov5Char" style:display-name="Naslov 5 Char" style:family="text" style:parent-style-name="Zadanifontodlomka">
      <style:text-properties style:font-name-asian="Times New Roman" style:font-name-complex="Times New Roman" fo:color="#2F5496"/>
    </style:style>
    <style:style style:name="Naslov6Char" style:display-name="Naslov 6 Char" style:family="text" style:parent-style-name="Zadanifontodlomka">
      <style:text-properties style:font-name-asian="Times New Roman" style:font-name-complex="Times New Roman" fo:font-style="italic" style:font-style-asian="italic" style:font-style-complex="italic" fo:color="#595959"/>
    </style:style>
    <style:style style:name="Naslov7Char" style:display-name="Naslov 7 Char" style:family="text" style:parent-style-name="Zadanifontodlomka">
      <style:text-properties style:font-name-asian="Times New Roman" style:font-name-complex="Times New Roman" fo:color="#595959"/>
    </style:style>
    <style:style style:name="Naslov8Char" style:display-name="Naslov 8 Char" style:family="text" style:parent-style-name="Zadanifontodlomka">
      <style:text-properties style:font-name-asian="Times New Roman" style:font-name-complex="Times New Roman" fo:font-style="italic" style:font-style-asian="italic" style:font-style-complex="italic" fo:color="#272727"/>
    </style:style>
    <style:style style:name="Naslov9Char" style:display-name="Naslov 9 Char" style:family="text" style:parent-style-name="Zadanifontodlomka">
      <style:text-properties style:font-name-asian="Times New Roman" style:font-name-complex="Times New Roman" fo:color="#272727"/>
    </style:style>
    <style:style style:name="Naslov" style:display-name="Naslov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NaslovChar" style:display-name="Naslov Char" style:family="text" style:parent-style-name="Zadanifontodlomka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odnaslov" style:display-name="Podnaslov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naslovChar" style:display-name="Podnaslov Char" style:family="text" style:parent-style-name="Zadanifontodlomka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" style:display-name="C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Char" style:display-name="Citat Char" style:family="text" style:parent-style-name="Zadanifontodlomka">
      <style:text-properties fo:font-style="italic" style:font-style-asian="italic" style:font-style-complex="italic" fo:color="#404040"/>
    </style:style>
    <style:style style:name="Odlomakpopisa" style:display-name="Odlomak popis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Jakoisticanje" style:display-name="Jako isticanje" style:family="text" style:parent-style-name="Zadanifontodlomka">
      <style:text-properties fo:font-style="italic" style:font-style-asian="italic" style:font-style-complex="italic" fo:color="#2F5496"/>
    </style:style>
    <style:style style:name="Naglašencitat" style:display-name="Naglašen citat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NaglašencitatChar" style:display-name="Naglašen citat Char" style:family="text" style:parent-style-name="Zadanifontodlomka">
      <style:text-properties fo:font-style="italic" style:font-style-asian="italic" style:font-style-complex="italic" fo:color="#2F5496"/>
    </style:style>
    <style:style style:name="Istaknutareferenca" style:display-name="Istaknuta referenca" style:family="text" style:parent-style-name="Zadanifontodlomka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ej Mladjen</meta:initial-creator>
    <dc:creator>Matej Mladjen</dc:creator>
    <meta:creation-date>2025-06-11T14:05:00Z</meta:creation-date>
    <dc:date>2025-06-11T14:27:00Z</dc:date>
    <meta:template xlink:href="Normal" xlink:type="simple"/>
    <meta:editing-cycles>1</meta:editing-cycles>
    <meta:editing-duration>PT1320S</meta:editing-duration>
    <meta:document-statistic meta:page-count="1" meta:paragraph-count="1" meta:word-count="14" meta:character-count="93" meta:row-count="1" meta:non-whitespace-character-count="80"/>
  </office:meta>
</office:document-meta>
</file>